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63F0003</text:p>
          </table:table-cell>
          <table:table-cell office:value-type="string" calcext:value-type="string">
            <text:p>2021-09-29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1.2064" calcext:value-type="float">
            <text:p>-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3F0003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8.6512" calcext:value-type="float">
            <text:p>-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3F0003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9.8704" calcext:value-type="float">
            <text:p>-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3F0003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7.7368" calcext:value-type="float">
            <text:p>-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3F000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6.3652" calcext:value-type="float">
            <text:p>-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3F0003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8.6512" calcext:value-type="float">
            <text:p>-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3F0003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1.0896" calcext:value-type="float">
            <text:p>-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3F0003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2.004" calcext:value-type="float">
            <text:p>-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3F0003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2.004" calcext:value-type="float">
            <text:p>-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3F0003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2.9184" calcext:value-type="float">
            <text:p>-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3F0003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3.2232" calcext:value-type="float">
            <text:p>-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3F0003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5.052" calcext:value-type="float">
            <text:p>-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3F0003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4.29" calcext:value-type="float">
            <text:p>-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3F0003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4.4424" calcext:value-type="float">
            <text:p>-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3F0003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4.7472" calcext:value-type="float">
            <text:p>-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3F0003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4.7472" calcext:value-type="float">
            <text:p>-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3F0003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5.052" calcext:value-type="float">
            <text:p>-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3F0003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5.052" calcext:value-type="float">
            <text:p>-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3F0003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5.3568" calcext:value-type="float">
            <text:p>-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3F0003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5.3568" calcext:value-type="float">
            <text:p>-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